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e0c2cd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0693in" svg:height="2.2933in" svg:x="8.5736in" svg:y="1.0311in">
            <draw:object draw:notify-on-update-of-ranges="Sheet1.A18:Sheet1.A19 Sheet1.B18:Sheet1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.8071in" svg:height="2.1417in" svg:x="12.7244in" svg:y="1.1465in">
            <draw:object draw:notify-on-update-of-ranges="Sheet1.A18:Sheet1.A19 Sheet1.C18:Sheet1.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7343in" svg:height="2.1016in" svg:x="9.1685in" svg:y="3.4016in">
            <draw:object draw:notify-on-update-of-ranges="Sheet1.A18:Sheet1.A19 Sheet1.D18:Sheet1.D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0.6051in" svg:y="5.6303in">
            <draw:object draw:notify-on-update-of-ranges="Sheet1.B22:Sheet1.E22 Sheet1.A23:Sheet1.A23 Sheet1.B23:Sheet1.E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6.9902in" svg:y="5.4969in">
            <draw:object draw:notify-on-update-of-ranges="Sheet1.B22:Sheet1.E22 Sheet1.A25:Sheet1.A25 Sheet1.B25:Sheet1.E25 Sheet1.A30:Sheet1.A30 Sheet1.B30:Sheet1.E3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UniPept LCA</text:p>
          </table:table-cell>
          <table:table-cell office:value-type="string" calcext:value-type="string">
            <text:p>T0-322</text:p>
          </table:table-cell>
          <table:table-cell office:value-type="string" calcext:value-type="string">
            <text:p>T2-323</text:p>
          </table:table-cell>
          <table:table-cell office:value-type="string" calcext:value-type="string">
            <text:p>T5-324</text:p>
          </table:table-cell>
          <table:table-cell office:value-type="string" calcext:value-type="string">
            <text:p>T12-325</text:p>
          </table:table-cell>
          <table:table-cell office:value-type="string" calcext:value-type="string">
            <text:p>T0-329</text:p>
          </table:table-cell>
          <table:table-cell office:value-type="string" calcext:value-type="string">
            <text:p>T2-330</text:p>
          </table:table-cell>
          <table:table-cell office:value-type="string" calcext:value-type="string">
            <text:p>T5-331</text:p>
          </table:table-cell>
          <table:table-cell office:value-type="string" calcext:value-type="string">
            <text:p>T12-33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B Diatom-Area</text:p>
          </table:table-cell>
          <table:table-cell table:style-name="ce1" office:value-type="float" office:value="53751280" calcext:value-type="float">
            <text:p>53751280</text:p>
          </table:table-cell>
          <table:table-cell table:style-name="ce1" table:number-columns-repeated="2"/>
          <table:table-cell table:style-name="ce1" office:value-type="float" office:value="176423800" calcext:value-type="float">
            <text:p>176423800</text:p>
          </table:table-cell>
          <table:table-cell table:style-name="ce1" table:number-columns-repeated="5"/>
          <table:table-cell table:style-name="ce1" office:value-type="string" calcext:value-type="string">
            <text:p># not so important since all DB hits are diatoms – we’ll use those numbers instead for quant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DB Diatom-NAAFnum</text:p>
          </table:table-cell>
          <table:table-cell table:style-name="ce1" office:value-type="float" office:value="5160791.76351426" calcext:value-type="float">
            <text:p>5160791.76351426</text:p>
          </table:table-cell>
          <table:table-cell table:style-name="ce1" table:number-columns-repeated="2"/>
          <table:table-cell table:style-name="ce1" office:value-type="float" office:value="14600478.040293" calcext:value-type="float">
            <text:p>14600478.040293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DB Bac-Area</text:p>
          </table:table-cell>
          <table:table-cell table:style-name="ce1" office:value-type="float" office:value="15722100" calcext:value-type="float">
            <text:p>15722100</text:p>
          </table:table-cell>
          <table:table-cell table:style-name="ce1" table:number-columns-repeated="2"/>
          <table:table-cell table:style-name="ce1" office:value-type="float" office:value="42770000" calcext:value-type="float">
            <text:p>42770000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DB Bac-NAAFnum</text:p>
          </table:table-cell>
          <table:table-cell table:style-name="ce1" office:value-type="float" office:value="1970959.12698413" calcext:value-type="float">
            <text:p>1970959.12698413</text:p>
          </table:table-cell>
          <table:table-cell table:style-name="ce1" table:number-columns-repeated="2"/>
          <table:table-cell table:style-name="ce1" office:value-type="float" office:value="5318888.88888889" calcext:value-type="float">
            <text:p>5318888.88888889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DN Diatom-Area</text:p>
          </table:table-cell>
          <table:table-cell office:value-type="float" office:value="18367000" calcext:value-type="float">
            <text:p>18367000</text:p>
          </table:table-cell>
          <table:table-cell office:value-type="float" office:value="9964750" calcext:value-type="float">
            <text:p>9964750</text:p>
          </table:table-cell>
          <table:table-cell office:value-type="float" office:value="9445660" calcext:value-type="float">
            <text:p>9445660</text:p>
          </table:table-cell>
          <table:table-cell office:value-type="float" office:value="18469760" calcext:value-type="float">
            <text:p>184697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N Diatom-NAAFnum</text:p>
          </table:table-cell>
          <table:table-cell office:value-type="float" office:value="1758590.87301587" calcext:value-type="float">
            <text:p>1758590.87301587</text:p>
          </table:table-cell>
          <table:table-cell office:value-type="float" office:value="1103407.72907648" calcext:value-type="float">
            <text:p>1103407.72907648</text:p>
          </table:table-cell>
          <table:table-cell office:value-type="float" office:value="1004787.59340659" calcext:value-type="float">
            <text:p>1004787.59340659</text:p>
          </table:table-cell>
          <table:table-cell office:value-type="float" office:value="1579232.43201243" calcext:value-type="float">
            <text:p>1579232.43201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N Bac-Area</text:p>
          </table:table-cell>
          <table:table-cell office:value-type="float" office:value="542835451" calcext:value-type="float">
            <text:p>542835451</text:p>
          </table:table-cell>
          <table:table-cell office:value-type="float" office:value="519531758" calcext:value-type="float">
            <text:p>519531758</text:p>
          </table:table-cell>
          <table:table-cell office:value-type="float" office:value="272914440" calcext:value-type="float">
            <text:p>272914440</text:p>
          </table:table-cell>
          <table:table-cell office:value-type="float" office:value="454143025.1" calcext:value-type="float">
            <text:p>454143025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N Bac-NAAFnum</text:p>
          </table:table-cell>
          <table:table-cell office:value-type="float" office:value="67839447.0297619" calcext:value-type="float">
            <text:p>67839447.0297619</text:p>
          </table:table-cell>
          <table:table-cell office:value-type="float" office:value="62755113.8452381" calcext:value-type="float">
            <text:p>62755113.8452381</text:p>
          </table:table-cell>
          <table:table-cell office:value-type="float" office:value="31139737.0454545" calcext:value-type="float">
            <text:p>31139737.0454545</text:p>
          </table:table-cell>
          <table:table-cell office:value-type="float" office:value="52081574.5998557" calcext:value-type="float">
            <text:p>52081574.59985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AF denom</text:p>
          </table:table-cell>
          <table:table-cell office:value-type="float" office:value="233806.9263221" calcext:value-type="float">
            <text:p>233806.9263221</text:p>
          </table:table-cell>
          <table:table-cell office:value-type="float" office:value="133504.991352" calcext:value-type="float">
            <text:p>133504.991352</text:p>
          </table:table-cell>
          <table:table-cell office:value-type="float" office:value="219544.700462" calcext:value-type="float">
            <text:p>219544.70046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aksDB</text:p>
          </table:table-cell>
          <table:table-cell office:value-type="string" calcext:value-type="string">
            <text:p>T0-322</text:p>
          </table:table-cell>
          <table:table-cell office:value-type="string" calcext:value-type="string">
            <text:p>T2-323</text:p>
          </table:table-cell>
          <table:table-cell office:value-type="string" calcext:value-type="string">
            <text:p>T5-324</text:p>
          </table:table-cell>
          <table:table-cell office:value-type="string" calcext:value-type="string">
            <text:p>T12-325</text:p>
          </table:table-cell>
          <table:table-cell office:value-type="string" calcext:value-type="string">
            <text:p>T0-329</text:p>
          </table:table-cell>
          <table:table-cell office:value-type="string" calcext:value-type="string">
            <text:p>T2-330</text:p>
          </table:table-cell>
          <table:table-cell office:value-type="string" calcext:value-type="string">
            <text:p>T5-331</text:p>
          </table:table-cell>
          <table:table-cell office:value-type="string" calcext:value-type="string">
            <text:p>T12-3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 Diatom-Area</text:p>
          </table:table-cell>
          <table:table-cell office:value-type="float" office:value="4568941020" calcext:value-type="float">
            <text:p>4568941020</text:p>
          </table:table-cell>
          <table:table-cell office:value-type="float" office:value="2001580341" calcext:value-type="float">
            <text:p>2001580341</text:p>
          </table:table-cell>
          <table:table-cell office:value-type="float" office:value="4865898775" calcext:value-type="float">
            <text:p>4865898775</text:p>
          </table:table-cell>
          <table:table-cell office:value-type="float" office:value="5362165720" calcext:value-type="float">
            <text:p>53621657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B Diatom-NAAFnum</text:p>
          </table:table-cell>
          <table:table-cell office:value-type="float" office:value="472968657.331564" calcext:value-type="float">
            <text:p>472968657.331564</text:p>
          </table:table-cell>
          <table:table-cell office:value-type="float" office:value="205464359.802487" calcext:value-type="float">
            <text:p>205464359.802487</text:p>
          </table:table-cell>
          <table:table-cell office:value-type="float" office:value="514022044.425978" calcext:value-type="float">
            <text:p>514022044.425978</text:p>
          </table:table-cell>
          <table:table-cell office:value-type="float" office:value="549167227.907599" calcext:value-type="float">
            <text:p>549167227.9075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AF denom</text:p>
          </table:table-cell>
          <table:table-cell office:value-type="float" office:value="555224.331024" calcext:value-type="float">
            <text:p>555224.331024</text:p>
          </table:table-cell>
          <table:table-cell office:value-type="float" office:value="181615.129389" calcext:value-type="float">
            <text:p>181615.129389</text:p>
          </table:table-cell>
          <table:table-cell office:value-type="float" office:value="879750.275719" calcext:value-type="float">
            <text:p>879750.275719</text:p>
          </table:table-cell>
          <table:table-cell table:style-name="ce2" office:value-type="float" office:value="1640810" calcext:value-type="float">
            <text:p>1.64E+0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areas DB+DN</text:p>
          </table:table-cell>
          <table:table-cell office:value-type="string" calcext:value-type="string">
            <text:p>T0-322</text:p>
          </table:table-cell>
          <table:table-cell office:value-type="string" calcext:value-type="string">
            <text:p>T2-323</text:p>
          </table:table-cell>
          <table:table-cell office:value-type="string" calcext:value-type="string">
            <text:p>T5-324</text:p>
          </table:table-cell>
          <table:table-cell office:value-type="string" calcext:value-type="string">
            <text:p>T12-325</text:p>
          </table:table-cell>
          <table:table-cell office:value-type="string" calcext:value-type="string">
            <text:p>T0-329</text:p>
          </table:table-cell>
          <table:table-cell office:value-type="string" calcext:value-type="string">
            <text:p>T2-330</text:p>
          </table:table-cell>
          <table:table-cell office:value-type="string" calcext:value-type="string">
            <text:p>T5-331</text:p>
          </table:table-cell>
          <table:table-cell office:value-type="string" calcext:value-type="string">
            <text:p>T12-3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toms</text:p>
          </table:table-cell>
          <table:table-cell table:formula="of:=[.B6]+[.B13]" office:value-type="float" office:value="4587308020" calcext:value-type="float">
            <text:p>4587308020</text:p>
          </table:table-cell>
          <table:table-cell table:formula="of:=[.C6]+[.C13]" office:value-type="float" office:value="2011545091" calcext:value-type="float">
            <text:p>2011545091</text:p>
          </table:table-cell>
          <table:table-cell table:formula="of:=[.D6]+[.D13]" office:value-type="float" office:value="4875344435" calcext:value-type="float">
            <text:p>4875344435</text:p>
          </table:table-cell>
          <table:table-cell table:formula="of:=[.E6]+[.E13]" office:value-type="float" office:value="5380635480" calcext:value-type="float">
            <text:p>53806354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cteria</text:p>
          </table:table-cell>
          <table:table-cell table:formula="of:=[.B8]" office:value-type="float" office:value="542835451" calcext:value-type="float">
            <text:p>542835451</text:p>
          </table:table-cell>
          <table:table-cell table:formula="of:=[.C8]" office:value-type="float" office:value="519531758" calcext:value-type="float">
            <text:p>519531758</text:p>
          </table:table-cell>
          <table:table-cell table:formula="of:=[.D8]" office:value-type="float" office:value="272914440" calcext:value-type="float">
            <text:p>272914440</text:p>
          </table:table-cell>
          <table:table-cell table:formula="of:=[.E8]" office:value-type="float" office:value="454143025.1" calcext:value-type="float">
            <text:p>454143025.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0-322</text:p>
          </table:table-cell>
          <table:table-cell office:value-type="string" calcext:value-type="string">
            <text:p>T2-323</text:p>
          </table:table-cell>
          <table:table-cell office:value-type="string" calcext:value-type="string">
            <text:p>T5-324</text:p>
          </table:table-cell>
          <table:table-cell office:value-type="string" calcext:value-type="string">
            <text:p>T12-325</text:p>
          </table:table-cell>
          <table:table-cell office:value-type="string" calcext:value-type="string">
            <text:p>T0-329</text:p>
          </table:table-cell>
          <table:table-cell office:value-type="string" calcext:value-type="string">
            <text:p>T2-330</text:p>
          </table:table-cell>
          <table:table-cell office:value-type="string" calcext:value-type="string">
            <text:p>T5-331</text:p>
          </table:table-cell>
          <table:table-cell office:value-type="string" calcext:value-type="string">
            <text:p>T12-33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 area</text:p>
          </table:table-cell>
          <table:table-cell table:formula="of:=[.B6]+[.B8]+[.B13]" office:value-type="float" office:value="5130143471" calcext:value-type="float">
            <text:p>5130143471</text:p>
          </table:table-cell>
          <table:table-cell table:formula="of:=[.C2]+[.C4]+[.C6]+[.C8]+[.C13]" office:value-type="float" office:value="2531076849" calcext:value-type="float">
            <text:p>2531076849</text:p>
          </table:table-cell>
          <table:table-cell table:formula="of:=[.D2]+[.D4]+[.D6]+[.D8]+[.D13]" office:value-type="float" office:value="5148258875" calcext:value-type="float">
            <text:p>5148258875</text:p>
          </table:table-cell>
          <table:table-cell table:formula="of:=[.E2]+[.E4]+[.E6]+[.E8]+[.E13]" office:value-type="float" office:value="6053972305.1" calcext:value-type="float">
            <text:p>6053972305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 NAAF</text:p>
          </table:table-cell>
          <table:table-cell table:formula="of:=[.B7]+[.B9]+[.B14]" office:value-type="float" office:value="542566695.234342" calcext:value-type="float">
            <text:p>542566695.234342</text:p>
          </table:table-cell>
          <table:table-cell table:formula="of:=[.C7]+[.C9]+[.C14]" office:value-type="float" office:value="269322881.376802" calcext:value-type="float">
            <text:p>269322881.376802</text:p>
          </table:table-cell>
          <table:table-cell table:formula="of:=[.D7]+[.D9]+[.D14]" office:value-type="float" office:value="546166569.064839" calcext:value-type="float">
            <text:p>546166569.064839</text:p>
          </table:table-cell>
          <table:table-cell table:formula="of:=[.E7]+[.E9]+[.E14]" office:value-type="float" office:value="602828034.939467" calcext:value-type="float">
            <text:p>602828034.939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lorophyll</text:p>
          </table:table-cell>
          <table:table-cell office:value-type="float" office:value="2282.14" calcext:value-type="float">
            <text:p>2282.14</text:p>
          </table:table-cell>
          <table:table-cell office:value-type="float" office:value="1156.52" calcext:value-type="float">
            <text:p>1156.52</text:p>
          </table:table-cell>
          <table:table-cell office:value-type="float" office:value="141.79" calcext:value-type="float">
            <text:p>141.79</text:p>
          </table:table-cell>
          <table:table-cell office:value-type="float" office:value="101.73" calcext:value-type="float">
            <text:p>101.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cterial cells</text:p>
          </table:table-cell>
          <table:table-cell table:style-name="ce2" office:value-type="float" office:value="29500000000" calcext:value-type="float">
            <text:p>2.95E+10</text:p>
          </table:table-cell>
          <table:table-cell table:style-name="ce2" office:value-type="float" office:value="64300000000" calcext:value-type="float">
            <text:p>6.43E+10</text:p>
          </table:table-cell>
          <table:table-cell table:style-name="ce2" office:value-type="float" office:value="123000000000" calcext:value-type="float">
            <text:p>1.23E+11</text:p>
          </table:table-cell>
          <table:table-cell table:style-name="ce2" office:value-type="float" office:value="133000000000" calcext:value-type="float">
            <text:p>1.33E+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t. Bacterial biomass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Algal cells</text:p>
          </table:table-cell>
          <table:table-cell table:style-name="ce2" office:value-type="float" office:value="4010000000" calcext:value-type="float">
            <text:p>4.01E+09</text:p>
          </table:table-cell>
          <table:table-cell table:style-name="ce2" office:value-type="float" office:value="3090000000" calcext:value-type="float">
            <text:p>3.09E+09</text:p>
          </table:table-cell>
          <table:table-cell table:style-name="ce2" office:value-type="float" office:value="3250000000" calcext:value-type="float">
            <text:p>3.25E+09</text:p>
          </table:table-cell>
          <table:table-cell table:style-name="ce2" office:value-type="float" office:value="1700000000" calcext:value-type="float">
            <text:p>1.70E+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t. Algal biomass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Pheophytin</text:p>
          </table:table-cell>
          <table:table-cell office:value-type="float" office:value="18.26" calcext:value-type="float">
            <text:p>18.26</text:p>
          </table:table-cell>
          <table:table-cell office:value-type="float" office:value="716.19" calcext:value-type="float">
            <text:p>716.19</text:p>
          </table:table-cell>
          <table:table-cell office:value-type="float" office:value="1976.7" calcext:value-type="float">
            <text:p>1976.7</text:p>
          </table:table-cell>
          <table:table-cell office:value-type="float" office:value="1793.13" calcext:value-type="float">
            <text:p>1793.13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2:24:48.646682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12:52:46.031893891</meta:creation-date>
    <dc:date>2021-04-28T12:36:17.573045593</dc:date>
    <meta:editing-duration>PT2H16M36S</meta:editing-duration>
    <meta:editing-cycles>16</meta:editing-cycles>
    <meta:generator>LibreOffice/7.0.3.1$Linux_X86_64 LibreOffice_project/00$Build-1</meta:generator>
    <meta:document-statistic meta:table-count="1" meta:cell-count="133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337cm" svg:height="5.826cm" xlink:href=".." xlink:type="simple" chart:class="chart:circle" chart:style-name="ch1">
        <chart:title svg:x="4.503cm" svg:y="0.252cm" chart:style-name="ch2">
          <text:p>Day 0</text:p>
        </chart:title>
        <chart:legend chart:legend-position="end" svg:x="8.312cm" svg:y="2.365cm" style:legend-expansion="high" chart:style-name="ch3"/>
        <chart:plot-area chart:style-name="ch4" table:cell-range-address="Sheet1.A18:Sheet1.B19" chart:data-source-has-labels="column" svg:x="0.206cm" svg:y="1.147cm" svg:width="7.9cm" svg:height="4.563cm">
          <chart:coordinate-region svg:x="1.875cm" svg:y="1.148cm" svg:width="4.562cm" svg:height="4.562cm"/>
          <chart:axis chart:dimension="x" chart:name="primary-x" chart:style-name="ch5" chartooo:axis-type="auto">
            <chartooo:date-scale/>
            <chart:categories table:cell-range-address="Sheet1.A18:Sheet1.A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8:Sheet1.B19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Diatoms</text:p>
                <draw:g>
                  <svg:desc>Sheet1.A18:Sheet1.A19</svg:desc>
                </draw:g>
              </table:table-cell>
              <table:table-cell office:value-type="float" office:value="4587308020">
                <text:p>4587308020</text:p>
                <draw:g>
                  <svg:desc>Sheet1.B18:Sheet1.B19</svg:desc>
                </draw:g>
              </table:table-cell>
            </table:table-row>
            <table:table-row>
              <table:table-cell office:value-type="string">
                <text:p>Bacteria</text:p>
              </table:table-cell>
              <table:table-cell office:value-type="float" office:value="542835451">
                <text:p>5428354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671cm" svg:height="5.441cm" xlink:href=".." xlink:type="simple" chart:class="chart:circle" chart:style-name="ch1">
        <chart:title svg:x="4.17cm" svg:y="0.244cm" chart:style-name="ch2">
          <text:p>Day 2</text:p>
        </chart:title>
        <chart:legend chart:legend-position="end" svg:x="7.646cm" svg:y="2.172cm" style:legend-expansion="high" chart:style-name="ch3"/>
        <chart:plot-area chart:style-name="ch4" table:cell-range-address="Sheet1.A18:Sheet1.A19 Sheet1.C18:Sheet1.C19" chart:data-source-has-labels="column" svg:x="0.193cm" svg:y="1.131cm" svg:width="7.26cm" svg:height="4.202cm">
          <chart:coordinate-region svg:x="1.722cm" svg:y="1.132cm" svg:width="4.201cm" svg:height="4.201cm"/>
          <chart:axis chart:dimension="x" chart:name="primary-x" chart:style-name="ch5" chartooo:axis-type="auto">
            <chartooo:date-scale/>
            <chart:categories table:cell-range-address="Sheet1.A18:Sheet1.A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18:Sheet1.C19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Diatoms</text:p>
                <draw:g>
                  <svg:desc>Sheet1.A18:Sheet1.A19</svg:desc>
                </draw:g>
              </table:table-cell>
              <table:table-cell office:value-type="float" office:value="2011545091">
                <text:p>2011545091</text:p>
                <draw:g>
                  <svg:desc>Sheet1.C18:Sheet1.C19</svg:desc>
                </draw:g>
              </table:table-cell>
            </table:table-row>
            <table:table-row>
              <table:table-cell office:value-type="string">
                <text:p>Bacteria</text:p>
              </table:table-cell>
              <table:table-cell office:value-type="float" office:value="519531758">
                <text:p>5195317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486cm" svg:height="5.339cm" xlink:href=".." xlink:type="simple" chart:class="chart:circle" chart:style-name="ch1">
        <chart:title svg:x="4.078cm" svg:y="0.242cm" chart:style-name="ch2">
          <text:p>Day 5</text:p>
        </chart:title>
        <chart:legend chart:legend-position="end" svg:x="7.461cm" svg:y="2.121cm" style:legend-expansion="high" chart:style-name="ch3"/>
        <chart:plot-area chart:style-name="ch4" table:cell-range-address="Sheet1.A18:Sheet1.A19 Sheet1.D18:Sheet1.D19" chart:data-source-has-labels="column" svg:x="0cm" svg:y="0.862cm" svg:width="4.472cm" svg:height="4.473cm">
          <chart:coordinate-region svg:x="0cm" svg:y="0.862cm" svg:width="4.472cm" svg:height="4.475cm"/>
          <chart:axis chart:dimension="x" chart:name="primary-x" chart:style-name="ch5" chartooo:axis-type="auto">
            <chartooo:date-scale/>
            <chart:categories table:cell-range-address="Sheet1.A18:Sheet1.A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18:Sheet1.D19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Diatoms</text:p>
                <draw:g>
                  <svg:desc>Sheet1.A18:Sheet1.A19</svg:desc>
                </draw:g>
              </table:table-cell>
              <table:table-cell office:value-type="float" office:value="4875344435">
                <text:p>4875344435</text:p>
                <draw:g>
                  <svg:desc>Sheet1.D18:Sheet1.D19</svg:desc>
                </draw:g>
              </table:table-cell>
            </table:table-row>
            <table:table-row>
              <table:table-cell office:value-type="string">
                <text:p>Bacteria</text:p>
              </table:table-cell>
              <table:table-cell office:value-type="float" office:value="272914440">
                <text:p>2729144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09cm" svg:y="0.316cm" chart:style-name="ch2">
          <text:p>Total MS1 area</text:p>
        </chart:title>
        <chart:legend chart:legend-position="end" svg:x="13.121cm" svg:y="4.201cm" style:legend-expansion="high" chart:style-name="ch3"/>
        <chart:plot-area chart:style-name="ch4" table:cell-range-address="Sheet1.A22:Sheet1.E23" chart:data-source-has-labels="both" svg:x="0.32cm" svg:y="1.275cm" svg:width="12.481cm" svg:height="7.545cm">
          <chart:coordinate-region svg:x="2.423cm" svg:y="1.475cm" svg:width="10.191cm" svg:height="6.698cm"/>
          <chart:axis chart:dimension="x" chart:name="primary-x" chart:style-name="ch5" chartooo:axis-type="auto">
            <chartooo:date-scale/>
            <chart:categories table:cell-range-address="Sheet1.B22:Sheet1.E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3:Sheet1.E23" chart:label-cell-address="Sheet1.A23:Sheet1.A23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22:Sheet1.E2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Total area</text:p>
                <draw:g>
                  <svg:desc>Sheet1.A23:Sheet1.A23</svg:desc>
                </draw:g>
              </table:table-cell>
              <table:table-cell office:value-type="float" office:value="5130143471">
                <text:p>5130143471</text:p>
                <draw:g>
                  <svg:desc>Sheet1.B23:Sheet1.E23</svg:desc>
                </draw:g>
              </table:table-cell>
              <table:table-cell office:value-type="float" office:value="2531076849">
                <text:p>2531076849</text:p>
              </table:table-cell>
              <table:table-cell office:value-type="float" office:value="5148258875">
                <text:p>5148258875</text:p>
              </table:table-cell>
              <table:table-cell office:value-type="float" office:value="6053972305.1">
                <text:p>6053972305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91cm" svg:y="0.316cm" chart:style-name="ch2">
          <text:p>Pigments</text:p>
        </chart:title>
        <chart:legend chart:legend-position="end" svg:x="12.936cm" svg:y="3.952cm" style:legend-expansion="high" chart:style-name="ch3"/>
        <chart:plot-area chart:style-name="ch4" table:cell-range-address="Sheet1.B22:Sheet1.E22 Sheet1.A25:Sheet1.E25 Sheet1.A30:Sheet1.E30" chart:data-source-has-labels="both" svg:x="0.32cm" svg:y="1.275cm" svg:width="12.296cm" svg:height="7.545cm">
          <chart:coordinate-region svg:x="1.312cm" svg:y="1.474cm" svg:width="11.117cm" svg:height="6.699cm"/>
          <chart:axis chart:dimension="x" chart:name="primary-x" chart:style-name="ch5" chartooo:axis-type="auto">
            <chartooo:date-scale/>
            <chart:categories table:cell-range-address="Sheet1.B22:Sheet1.E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5:Sheet1.E25" chart:label-cell-address="Sheet1.A25:Sheet1.A25" chart:class="chart:line">
            <chart:data-point chart:repeated="4"/>
          </chart:series>
          <chart:series chart:style-name="ch8" chart:values-cell-range-address="Sheet1.B30:Sheet1.E30" chart:label-cell-address="Sheet1.A30:Sheet1.A30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22:Sheet1.E2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Chlorophyll</text:p>
                <draw:g>
                  <svg:desc>Sheet1.A25:Sheet1.A25</svg:desc>
                </draw:g>
              </table:table-cell>
              <table:table-cell office:value-type="float" office:value="2282.14">
                <text:p>2282.14</text:p>
                <draw:g>
                  <svg:desc>Sheet1.B25:Sheet1.E25</svg:desc>
                </draw:g>
              </table:table-cell>
              <table:table-cell office:value-type="float" office:value="1156.52">
                <text:p>1156.52</text:p>
              </table:table-cell>
              <table:table-cell office:value-type="float" office:value="141.79">
                <text:p>141.79</text:p>
              </table:table-cell>
              <table:table-cell office:value-type="float" office:value="101.73">
                <text:p>101.73</text:p>
              </table:table-cell>
            </table:table-row>
            <table:table-row>
              <table:table-cell office:value-type="string">
                <text:p>Pheophytin</text:p>
                <draw:g>
                  <svg:desc>Sheet1.A30:Sheet1.A30</svg:desc>
                </draw:g>
              </table:table-cell>
              <table:table-cell office:value-type="float" office:value="18.26">
                <text:p>18.26</text:p>
                <draw:g>
                  <svg:desc>Sheet1.B30:Sheet1.E30</svg:desc>
                </draw:g>
              </table:table-cell>
              <table:table-cell office:value-type="float" office:value="716.19">
                <text:p>716.19</text:p>
              </table:table-cell>
              <table:table-cell office:value-type="float" office:value="1976.7">
                <text:p>1976.7</text:p>
              </table:table-cell>
              <table:table-cell office:value-type="float" office:value="1793.13">
                <text:p>1793.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